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font-style="italic" style:font-style-asian="italic" style:font-style-complex="italic"/>
    </style:style>
    <style:style style:name="P2" style:family="paragraph" style:parent-style-name="Preformatted_20_Text">
      <style:paragraph-properties fo:break-before="page"/>
    </style:style>
    <style:style style:name="P3" style:family="paragraph" style:parent-style-name="Preformatted_20_Text" style:list-style-name="L1"/>
    <style:style style:name="P4" style:family="paragraph" style:parent-style-name="Preformatted_20_Text" style:list-style-name="L1">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list xml:id="list493814636" text:style-name="L1">
        <text:list-item>
          <text:p text:style-name="P3">Hvordan får vi et speciale der IKKE fokusere på sproget men på løsningen / og implementeringen og implemneteringsproblemerne.<text:line-break/><text:span text:style-name="T1">Det skal være pænt programmeringsmæssigt. </text:span></text:p>
        </text:list-item>
        <text:list-item>
          <text:p text:style-name="P3">Hvad er problemet med barriers og hvor kan vi finde noget litteratur om det.<text:line-break/><text:span text:style-name="T1">Leapfrog</text:span></text:p>
          <text:p text:style-name="P4">barriere tidskridt barriere output<text:line-break/>blodprop simulering fra Kent<text:line-break/>arcade game i ocam.</text:p>
        </text:list-item>
        <text:list-item>
          <text:p text:style-name="P3">Modeller</text:p>
          <text:list>
            <text:list-item>
              <text:p text:style-name="P3">Skal ting ske i real time, og resultatet skal komme inden for deadline; eller skal det hvis det kører retuneres inden for dealine og ellers skal resultatet så ses bort fra.<text:line-break/><text:span text:style-name="T1">Soft real time eller hard real time<text:line-break/>Der skal fuskes med schedular</text:span></text:p>
            </text:list-item>
            <text:list-item>
              <text:p text:style-name="P3">Kan vi nøjes med MTT- altså CSP kun med timed traces og uden failures, da vi skal beskæftige os med pycsp implementation og ikke med corectness. Eller ?</text:p>
            </text:list-item>
            <text:list-item>
              <text:p text:style-name="P3">Hvordan defineres inteactive time. Som skal dette <text:s/>køres efter denne tid, m.m. at en (af disse) event er sket. <text:line-break/><text:span text:style-name="T1">Skal køres i et interval. <text:line-break/>pygame</text:span><text:line-break/></text:p>
            </text:list-item>
          </text:list>
        </text:list-item>
        <text:list-item>
          <text:p text:style-name="P3">Hvad skal vi egentligt lave. skal vi implementere: de tre modeller. eller et framework der kan modtage en tidsmodel som eksempelvis de tre nævnte. Eller kan vi vælge dette senere?</text:p>
          <text:list>
            <text:list-item>
              <text:p text:style-name="P3">Hvad skal resultatet af dette speciale være; noget med en udvidelse af pycsp til en "timed pycsp" med en syntaks der kan håndterer (de tre modeller) /(eksempelvis de tre modeller)<text:line-break/><text:span text:style-name="T1">Kun de tre modeller</text:span></text:p>
            </text:list-item>
          </text:list>
        </text:list-item>
        <text:list-item>
          <text:p text:style-name="P3">Findes der andre tidsmodeller, og kunne det være relevant at pycsp kunne bruge andre tidsmodeller?</text:p>
        </text:list-item>
        <text:list-item>
          <text:p text:style-name="P3">Skal eksemplerne defineres i vores synopsis</text:p>
        </text:list-item>
        <text:list-item>
          <text:p text:style-name="P3">Skal alt vi får kredit for stå i læringsmålene eller skal det stå i synopsen.</text:p>
        </text:list-item>
      </text:list>
      <text:p text:style-name="Preformatted_20_Text"/>
      <text:p text:style-name="Preformatted_20_Text"/>
      <text:p text:style-name="Preformatted_20_Text">hvordan kan CSP og event hænge sammen da en lav proritets event kan medføre at man ikke er klar til at modtage en høj proritet event, da alla events i CSP skal komme gennem kanaler? kan man tolke csp som at den kun kan modtage events når den står i en alternation, og den dér er klar til at modtage events af de typer som findes i ALT'en, Når processen <text:s/>ikke står i alt'en kan den ikke modtage events? </text:p>
      <text:p text:style-name="Preformatted_20_Text"><text:s/>- hvis det er tilfældet kan man så bruge at hver proces er to tråde en der lytter ved alt, og en slave der sættes i gang med reelt arb.</text:p>
      <text:p text:style-name="Preformatted_20_Text"><text:line-break/></text:p>
      <text:p text:style-name="Preformatted_20_Text">Vi mangler at læse kritiske artikler om timed csp.</text:p>
      <text:p text:style-name="Preformatted_20_Text"/>
      <text:p text:style-name="Preformatted_20_Text">Hvordan skal vi holde styr på prioriteter i events?</text:p>
      <text:p text:style-name="Preformatted_20_Text"/>
      <text:p text:style-name="Preformatted_20_Text">Kan vi arbejde med at producer / consumer, hvor vi har en producer og flere consumers. Producers <text:s/>står som schedual og alle events der skal køres sendes til produces som så <text:s/>udvælger hvilken workload der næste gang skal gives til consumer baseret på proritet og tid.</text:p>
      <text:p text:style-name="Preformatted_20_Text"/>
      <text:p text:style-name="Preformatted_20_Text"/>
      <text:p text:style-name="Preformatted_20_Text">kan man i PDES have at en enhed kan lave to event i samme tidskridt. er det største problem når arbejdere snakker sammmen direkte. fx. hvis hver consumer bearbjder et antal rækker i en matric og skal kommunikere med hinanden om ændring af værdier for <text:s/>randelementer.</text:p>
      <text:p text:style-name="Preformatted_20_Text"/>
      <text:p text:style-name="Preformatted_20_Text"/>
      <text:p text:style-name="P2">Timed csp er minded på Real Time.</text:p>
      <text:p text:style-name="Preformatted_20_Text">Timed petri net.</text:p>
      <text:p text:style-name="Preformatted_20_Text"/>
      <text:p text:style-name="Preformatted_20_Text">Vi skal IKKE bruge PDES men DES.</text:p>
      <text:p text:style-name="P1">Kig på des biblioteker <text:s/>-men de er rodet, da de er objekt baseret.</text:p>
      <text:p text:style-name="P1">Deadline schedulering.. procssen skal startes inden dette tidskridt.</text:p>
      <text:p text:style-name="P1"/>
      <text:p text:style-name="P1">Vi skal bruge 25% tiden på eksempler</text:p>
      <text:p text:style-name="P1">motivere skal der bruges meget tid på. Perspektiver (vi har læst dissew artikler) træffe valg</text:p>
      <text:p text:style-name="P1"/>
      <text:p text:style-name="P1">MAV : <text:s/>motiver alternative valg: <text:s/>hver gang vi træffer et valg skal vi skrive hvilke valgmuligheder og hvorfor vi træffer valget.</text:p>
      <text:p text:style-name="P1"/>
      <text:p text:style-name="P1">DES: man har flere forskellige typer <text:s/>biler, med forskellig karakteristika, i seperate (biblioteker/processer / noget)</text:p>
      <text:p text:style-name="P1"/>
      <text:p text:style-name="P1"><text:a xlink:type="simple" xlink:href="http://www.idsia.ch/~andrea/sim/simtools.html">http://www.idsia.ch/~andrea/sim/simtools.html</text:a></text:p>
      <text:p text:style-name="P1"/>
      <text:p text:style-name="P1"/>
      <text:p text:style-name="P1">Soft real time = interactive time, kan defineres som at systemet skal være resposivt og kunne dels interagere med eg. Brugeren samt at systemet skal ikke fejle hvis kravene ikke kan holdes men fortsætte med dårligere service. eg. Ved video over nettet skal frames droppes såder opstår hak i videoen i modsætning til at den stopper.</text:p>
      <text:p text:style-name="P1"/>
      <text:p text:style-name="P1">A system is said to be real-time if the total correctness of an operation depends not only upon its logical correctness, but also upon the time in which it is performed. The classical conception is that in a <text:span text:style-name="T2">hard real-time</text:span> or <text:span text:style-name="T2">immediate real-time system</text:span>, the completion of an operation after its deadline is considered useless - ultimately, this may cause a critical failure of the complete system. A <text:span text:style-name="T2">soft real-time system</text:span> on the other hand will tolerate such lateness, and may respond with decreased service quality (e.g., omitting frames while displaying a vide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1-27T15:30:44</dc:date>
    <dc:creator>Simon </dc:creator>
    <meta:generator>OpenOffice.org/3.1$Linux OpenOffice.org_project/310m19$Build-9420</meta:generator>
    <meta:editing-duration>PT05H20M09S</meta:editing-duration>
    <meta:editing-cycles>27</meta:editing-cycles>
    <meta:document-statistic meta:table-count="0" meta:image-count="0" meta:object-count="0" meta:page-count="2" meta:paragraph-count="31" meta:word-count="723" meta:character-count="4202"/>
  </office:meta>
</office:document-meta>
</file>